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e75" officeooo:paragraph-rsid="001a5e75"/>
    </style:style>
    <style:style style:name="P2" style:family="paragraph" style:parent-style-name="Standard">
      <style:text-properties fo:font-weight="bold" officeooo:rsid="001f134a" officeooo:paragraph-rsid="001f134a" style:font-weight-asian="bold" style:font-weight-complex="bold"/>
    </style:style>
    <style:style style:name="P3" style:family="paragraph" style:parent-style-name="Standard">
      <style:text-properties fo:font-size="26pt" fo:font-weight="bold" officeooo:rsid="001a5e75" officeooo:paragraph-rsid="001a5e75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rsid="001b3924" officeooo:paragraph-rsid="001b3924"/>
    </style:style>
    <style:style style:name="P5" style:family="paragraph" style:parent-style-name="Standard">
      <style:text-properties officeooo:rsid="001b85b7" officeooo:paragraph-rsid="001b85b7"/>
    </style:style>
    <style:style style:name="P6" style:family="paragraph" style:parent-style-name="Standard">
      <style:text-properties fo:font-size="16pt" fo:font-weight="bold" officeooo:rsid="001b85b7" officeooo:paragraph-rsid="001b85b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d8937" officeooo:paragraph-rsid="001d893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20dd6c" officeooo:paragraph-rsid="0020dd6c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3d20f" officeooo:paragraph-rsid="0023d20f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75b3a" officeooo:paragraph-rsid="00275b3a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1ce538" officeooo:paragraph-rsid="001ce538"/>
    </style:style>
    <style:style style:name="P12" style:family="paragraph" style:parent-style-name="Standard">
      <style:text-properties officeooo:rsid="001d8937" officeooo:paragraph-rsid="001d8937"/>
    </style:style>
    <style:style style:name="P13" style:family="paragraph" style:parent-style-name="Standard">
      <style:text-properties fo:font-size="12pt" fo:font-weight="normal" officeooo:rsid="001d8937" officeooo:paragraph-rsid="001d893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e18f5" officeooo:paragraph-rsid="001e18f5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219db" officeooo:paragraph-rsid="002219d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d588d" officeooo:paragraph-rsid="002d588d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rsid="001f134a" officeooo:paragraph-rsid="001f134a"/>
    </style:style>
    <style:style style:name="P18" style:family="paragraph" style:parent-style-name="Standard">
      <style:text-properties officeooo:rsid="0020dd6c" officeooo:paragraph-rsid="0020dd6c"/>
    </style:style>
    <style:style style:name="P19" style:family="paragraph" style:parent-style-name="Standard">
      <style:text-properties officeooo:rsid="002219db" officeooo:paragraph-rsid="002219db"/>
    </style:style>
    <style:style style:name="P20" style:family="paragraph" style:parent-style-name="Standard">
      <style:text-properties officeooo:rsid="0022e469" officeooo:paragraph-rsid="0022e469"/>
    </style:style>
    <style:style style:name="P21" style:family="paragraph" style:parent-style-name="Standard">
      <style:text-properties officeooo:rsid="0023d20f" officeooo:paragraph-rsid="0023d20f"/>
    </style:style>
    <style:style style:name="P22" style:family="paragraph" style:parent-style-name="Standard">
      <style:text-properties officeooo:rsid="00275b3a" officeooo:paragraph-rsid="00275b3a"/>
    </style:style>
    <style:style style:name="P23" style:family="paragraph" style:parent-style-name="Standard">
      <style:text-properties officeooo:rsid="0029b884" officeooo:paragraph-rsid="0029b884"/>
    </style:style>
    <style:style style:name="T1" style:family="text">
      <style:text-properties officeooo:rsid="0020dd6c"/>
    </style:style>
    <style:style style:name="T2" style:family="text">
      <style:text-properties officeooo:rsid="002219db"/>
    </style:style>
    <style:style style:name="T3" style:family="text">
      <style:text-properties officeooo:rsid="00259f0d"/>
    </style:style>
    <style:style style:name="T4" style:family="text">
      <style:text-properties officeooo:rsid="002843af"/>
    </style:style>
    <style:style style:name="T5" style:family="text">
      <style:text-properties officeooo:rsid="002aed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curity</text:p>
      <text:p text:style-name="P1"/>
      <text:p text:style-name="P4">Security is a complex topic. In this document, we just cover the summary of the security. Also, we provide the references for security topic in depth.</text:p>
      <text:p text:style-name="P4"/>
      <text:p text:style-name="P2">References</text:p>
      <text:p text:style-name="P17"/>
      <text:p text:style-name="P17"><text:a xlink:type="simple" xlink:href="https://mobile-security.gitbook.io/mobile-security-testing-guide/android-testing-guide/0x05a-platform-overview" text:style-name="Internet_20_link" text:visited-style-name="Visited_20_Internet_20_Link">https://mobile-security.gitbook.io/mobile-security-testing-guide/android-testing-guide/0x05a-platform-overview</text:a></text:p>
      <text:p text:style-name="P4"/>
      <text:p text:style-name="P4"><text:a xlink:type="simple" xlink:href="https://developer.android.com/topic/security/best-practices" text:style-name="Internet_20_link" text:visited-style-name="Visited_20_Internet_20_Link">https://developer.android.com/topic/security/best-practices</text:a></text:p>
      <text:p text:style-name="P4"/>
      <text:p text:style-name="P4"><text:a xlink:type="simple" xlink:href="http://www.jssec.org/dl/android_securecoding_en.pdf" text:style-name="Internet_20_link" text:visited-style-name="Visited_20_Internet_20_Link">http://www.jssec.org/dl/android_securecoding_en.pdf</text:a></text:p>
      <text:p text:style-name="P4"/>
      <text:p text:style-name="P7">Inside Application</text:p>
      <text:p text:style-name="P7"/>
      <text:p text:style-name="P13">Ask for credential when doing sensitive operations like paying something, or showing private key of cryptocurrencies.</text:p>
      <text:p text:style-name="P13"/>
      <text:p text:style-name="P14">Avoid storing sensitive data as much as possible <text:span text:style-name="T2">because data is liabilities.</text:span></text:p>
      <text:p text:style-name="P14"/>
      <text:p text:style-name="P15">Instead of storing username and password, store the authentication token.</text:p>
      <text:p text:style-name="P15"/>
      <text:p text:style-name="P16">Limit permissions as much as possible. Use scoped directory access. If our application only needs to access a certain directory, we can limit the access of our application to that particular directory.</text:p>
      <text:p text:style-name="P6"/>
      <text:p text:style-name="P6">Between Applications</text:p>
      <text:p text:style-name="P5"/>
      <text:p text:style-name="P5">The communication between our application and other applications must be secure. We can not leak information to other application unless it is important for the application.</text:p>
      <text:p text:style-name="P5"/>
      <text:p text:style-name="P11">Our application can launch another applications with Intent. Intent can be categorized to two categories: explicit and intent. Explicit intent choose which Activity to be launched. Implicit intent does not. For example: opening a URL. In that case, we have to give options for user to choose which application to open this URL. Which browsers. Which applications.</text:p>
      <text:p text:style-name="P11"/>
      <text:p text:style-name="P12">ContentProvider enables us to let other applications to get data from our application. If we don’t need it, we should disable it.</text:p>
      <text:p text:style-name="P12"/>
      <text:p text:style-name="P17">When we want to send information to public Activity, and if the information is sensitive like email, we need to use “putExtra” method.</text:p>
      <text:p text:style-name="P17"/>
      <text:p text:style-name="P17">Notification should not contain sensitive information. <text:span text:style-name="T1">If it contains sensitive information, the setting of notification must be private so it does not show the message of the notification in the lock screen.</text:span></text:p>
      <text:p text:style-name="P17"/>
      <text:p text:style-name="P18">Always validate input especially if this input is sent to Activities or SQLite.</text:p>
      <text:p text:style-name="P18"/>
      <text:p text:style-name="P18">It’s better to outsource the responsibility to other application. For example, rather than updating contacts directly within the application, it’s better to launch Contact application.</text:p>
      <text:p text:style-name="P12"/>
      <text:p text:style-name="P7"><text:soft-page-break/>Network</text:p>
      <text:p text:style-name="P12"/>
      <text:p text:style-name="P12">Always use SSL. Don’t execute Javascript unless we know that Javascript source is secure. <text:span text:style-name="T5">Always validate input from network.</text:span></text:p>
      <text:p text:style-name="P12"/>
      <text:p text:style-name="P8">Data</text:p>
      <text:p text:style-name="P18"/>
      <text:p text:style-name="P19">Save data in Internal Storage and the permission of the file must exclude the world. Don’t save data in external storage unless it is being encrypted.</text:p>
      <text:p text:style-name="P12"/>
      <text:p text:style-name="P19">Don’t load code dynamically especially if the code is from outside (external storage).</text:p>
      <text:p text:style-name="P12"/>
      <text:p text:style-name="P19">Don’t store sensitive data in cache.</text:p>
      <text:p text:style-name="P19"/>
      <text:p text:style-name="P20">Use EncryptedSharedPreferences to save sensitive preferences.</text:p>
      <text:p text:style-name="P20"/>
      <text:p text:style-name="P9">Code</text:p>
      <text:p text:style-name="P21"/>
      <text:p text:style-name="P21">Update all dependencies.</text:p>
      <text:p text:style-name="P21"/>
      <text:p text:style-name="P23">Learn to utilize the cryptography to encrypt or make sure the authenticity of the data.</text:p>
      <text:p text:style-name="P21"/>
      <text:p text:style-name="P21">Use static analyzer<text:span text:style-name="T3">s</text:span>, <text:span text:style-name="T3">vulnerability scanners, dynamic analysis tools, penetration testing</text:span>. The list of <text:span text:style-name="T3">these tools can be found here: <text:s/></text:span><text:a xlink:type="simple" xlink:href="https://github.com/ashishb/android-security-awesome" text:style-name="Internet_20_link" text:visited-style-name="Visited_20_Internet_20_Link"><text:span text:style-name="T3">https://github.com/ashishb/android-security-awesome</text:span></text:a></text:p>
      <text:p text:style-name="P21"/>
      <text:p text:style-name="P10">Libraries</text:p>
      <text:p text:style-name="P22"/>
      <text:p text:style-name="P22">Google provide libraries <text:span text:style-name="T4">such as reCAPTCHA, Safe Browsing, Android Device Verification API, Verify Apps to increase security. These libraries can mitigate bot problems and avoid harmful URLs in our application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3:40:06.513169010</meta:creation-date>
    <dc:date>2020-03-21T17:30:24.898861236</dc:date>
    <meta:editing-duration>PT28M22S</meta:editing-duration>
    <meta:editing-cycles>7</meta:editing-cycles>
    <meta:generator>LibreOffice/6.1.6.3$Linux_X86_64 LibreOffice_project/5896ab1714085361c45cf540f76f60673dd96a72</meta:generator>
    <meta:document-statistic meta:table-count="0" meta:image-count="0" meta:object-count="0" meta:page-count="3" meta:paragraph-count="32" meta:word-count="445" meta:character-count="3153" meta:non-whitespace-character-count="2739"/>
  </office:meta>
</office:document-meta>
</file>